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0284" officeooo:paragraph-rsid="00010284"/>
    </style:style>
    <style:style style:name="T1" style:family="text">
      <style:text-properties officeooo:rsid="0002f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то же такое клиент серверная архитектура?</text:p>
      <text:p text:style-name="P1"/>
      <text:p text:style-name="P1">Это очень похоже на твой класс, есть один или несколько компьютеров-пользователей, как <text:s/>учеников в классе, и большой мощный компьютер-сервер, это как твой учитель. В классе вы задаете вопросы учителю, а он вам отвечает, делаете поделки и оставляете их на хранение учителю, так же компьютер-пользователь <text:span text:style-name="T1">спрашивает у</text:span> сервер<text:span text:style-name="T1">а и получает ответы</text:span>, отдает ему на хранение данные, <text:span text:style-name="T1">просит его что нибудь посчитать если сам не мож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9S</meta:editing-duration>
    <meta:editing-cycles>3</meta:editing-cycles>
    <meta:generator>LibreOffice/5.2.0.4$Windows_X86_64 LibreOffice_project/066b007f5ebcc236395c7d282ba488bca6720265</meta:generator>
    <dc:date>2016-09-23T10:15:52.601000000</dc:date>
    <meta:document-statistic meta:table-count="0" meta:image-count="0" meta:object-count="0" meta:page-count="1" meta:paragraph-count="2" meta:word-count="70" meta:character-count="466" meta:non-whitespace-character-count="397"/>
    <meta:user-defined meta:name="Info 1"/>
    <meta:user-defined meta:name="Info 2"/>
    <meta:user-defined meta:name="Info 3"/>
    <meta:user-defined meta:name="Info 4"/>
  </office:meta>
</office:document-meta>
</file>